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4" style:parent-style-name="Policepardéfaut" style:family="text">
      <style:text-properties style:font-name-asian="MS Mincho" fo:language="en" fo:country="US"/>
    </style:style>
    <style:style style:name="T25" style:parent-style-name="Policepardéfaut" style:family="text">
      <style:text-properties style:font-name-asian="MS Mincho" fo:language="en" fo:country="US"/>
    </style:style>
    <style:style style:name="T26" style:parent-style-name="Policepardéfaut" style:family="text">
      <style:text-properties style:font-name-asian="MS Mincho" fo:font-weight="bold" style:font-weight-asian="bold" style:font-weight-complex="bold" fo:language="en" fo:country="US"/>
    </style:style>
    <style:style style:name="T27" style:parent-style-name="Policepardéfaut" style:family="text">
      <style:text-properties style:font-name-asian="MS Mincho" fo:language="en" fo:country="US"/>
    </style:style>
    <style:style style:name="T28" style:parent-style-name="Policepardéfaut" style:family="text">
      <style:text-properties style:font-name-asian="MS Mincho" fo:language="en" fo:country="US"/>
    </style:style>
    <style:style style:name="T29" style:parent-style-name="Policepardéfaut" style:family="text">
      <style:text-properties style:font-name-asian="MS Mincho" fo:language="en" fo:country="US"/>
    </style:style>
    <style:style style:name="T30" style:parent-style-name="Policepardéfaut" style:family="text">
      <style:text-properties style:font-name-asian="MS Mincho" fo:language="en" fo:country="US"/>
    </style:style>
    <style:style style:name="T31" style:parent-style-name="Policepardéfaut" style:family="text">
      <style:text-properties style:font-name-asian="MS Mincho" fo:font-weight="bold" style:font-weight-asian="bold" style:font-weight-complex="bold" fo:language="en" fo:country="US"/>
    </style:style>
    <style:style style:name="T32" style:parent-style-name="Policepardéfaut" style:family="text">
      <style:text-properties style:font-name-asian="MS Mincho" fo:language="en" fo:country="US"/>
    </style:style>
    <style:style style:name="T33" style:parent-style-name="Policepardéfaut" style:family="text">
      <style:text-properties style:font-name-asian="MS Mincho" fo:font-style="italic" style:font-style-asian="italic" style:font-style-complex="italic" fo:language="en" fo:country="US"/>
    </style:style>
    <style:style style:name="T34" style:parent-style-name="Policepardéfaut" style:family="text">
      <style:text-properties style:font-name-asian="MS Mincho" fo:language="en" fo:country="US"/>
    </style:style>
    <style:style style:name="T35" style:parent-style-name="Policepardéfaut" style:family="text">
      <style:text-properties style:font-name-asian="MS Mincho"/>
    </style:style>
    <style:style style:name="T36" style:parent-style-name="Policepardéfaut" style:family="text">
      <style:text-properties style:font-name-asian="MS Mincho" fo:font-weight="bold" style:font-weight-asian="bold" style:font-weight-complex="bold"/>
    </style:style>
    <style:style style:name="T37" style:parent-style-name="Policepardéfaut" style:family="text">
      <style:text-properties style:font-name-asian="MS Mincho"/>
    </style:style>
    <style:style style:name="T38" style:parent-style-name="Policepardéfaut" style:family="text">
      <style:text-properties style:font-name-asian="MS Mincho"/>
    </style:style>
    <style:style style:name="T39" style:parent-style-name="Policepardéfaut" style:family="text">
      <style:text-properties style:font-name-asian="MS Mincho"/>
    </style:style>
    <style:style style:name="T40" style:parent-style-name="Policepardéfaut" style:family="text">
      <style:text-properties style:font-name-asian="MS Mincho" fo:language="en" fo:country="US"/>
    </style:style>
    <style:style style:name="T41" style:parent-style-name="Policepardéfaut" style:family="text">
      <style:text-properties style:font-name-asian="MS Mincho" fo:font-weight="bold" style:font-weight-asian="bold" style:font-weight-complex="bold" fo:language="en" fo:country="US"/>
    </style:style>
    <style:style style:name="T42" style:parent-style-name="Policepardéfaut" style:family="text">
      <style:text-properties style:font-name-asian="MS Mincho" fo:language="en" fo:country="US"/>
    </style:style>
    <style:style style:name="T43" style:parent-style-name="Policepardéfaut" style:family="text">
      <style:text-properties style:font-name-asian="MS Mincho" fo:font-style="italic" style:font-style-asian="italic" style:font-style-complex="italic" fo:language="en" fo:country="US"/>
    </style:style>
    <style:style style:name="T44" style:parent-style-name="Policepardéfaut" style:family="text">
      <style:text-properties style:font-name-asian="MS Mincho" fo:language="en" fo:country="US"/>
    </style:style>
    <style:style style:name="T45" style:parent-style-name="Policepardéfaut" style:family="text">
      <style:text-properties style:font-name-asian="MS Mincho" fo:language="en" fo:country="US"/>
    </style:style>
    <style:style style:name="T46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 fo:language="en" fo:country="US"/>
    </style:style>
    <style:style style:name="T47" style:parent-style-name="Policepardéfaut" style:family="text">
      <style:text-properties style:font-name-asian="MS Mincho" fo:language="en" fo:country="US"/>
    </style:style>
    <style:style style:name="T48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 fo:language="en" fo:country="US"/>
    </style:style>
    <style:style style:name="T49" style:parent-style-name="Policepardéfaut" style:family="text">
      <style:text-properties style:font-name-asian="MS Mincho" fo:language="en" fo:country="US"/>
    </style:style>
    <style:style style:name="T50" style:parent-style-name="Policepardéfaut" style:family="text">
      <style:text-properties style:font-name-asian="MS Mincho" fo:language="en" fo:country="US"/>
    </style:style>
    <style:style style:name="T51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 fo:language="en" fo:country="US"/>
    </style:style>
    <style:style style:name="T52" style:parent-style-name="Policepardéfaut" style:family="text">
      <style:text-properties style:font-name-asian="MS Mincho" fo:language="en" fo:country="US"/>
    </style:style>
    <style:style style:name="T53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 fo:language="en" fo:country="US"/>
    </style:style>
    <style:style style:name="T54" style:parent-style-name="Policepardéfaut" style:family="text">
      <style:text-properties style:font-name-asian="MS Mincho" fo:language="en" fo:country="US"/>
    </style:style>
    <style:style style:name="T55" style:parent-style-name="Policepardéfaut" style:family="text">
      <style:text-properties style:font-name-asian="MS Mincho"/>
    </style:style>
    <style:style style:name="T56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/>
    </style:style>
    <style:style style:name="T57" style:parent-style-name="Policepardéfaut" style:family="text">
      <style:text-properties style:font-name-asian="MS Mincho"/>
    </style:style>
    <style:style style:name="T58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/>
    </style:style>
    <style:style style:name="T59" style:parent-style-name="Policepardéfaut" style:family="text">
      <style:text-properties style:font-name-asian="MS Mincho"/>
    </style:style>
    <style:style style:name="T60" style:parent-style-name="Policepardéfaut" style:family="text">
      <style:text-properties style:font-name-asian="MS Mincho"/>
    </style:style>
    <style:style style:name="T61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/>
    </style:style>
    <style:style style:name="T62" style:parent-style-name="Policepardéfaut" style:family="text">
      <style:text-properties style:font-name-asian="MS Mincho"/>
    </style:style>
    <style:style style:name="T63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/>
    </style:style>
    <style:style style:name="T64" style:parent-style-name="Policepardéfaut" style:family="text">
      <style:text-properties style:font-name-asian="MS Mincho"/>
    </style:style>
    <style:style style:name="P65" style:parent-style-name="Normal" style:family="paragraph">
      <style:text-properties style:font-name-asian="MS Mincho" fo:font-weight="bold" style:font-weight-asian="bold" style:font-weight-complex="bold"/>
    </style:style>
    <style:style style:name="P66" style:parent-style-name="Normal" style:family="paragraph">
      <style:text-properties style:font-name-asian="MS Mincho" fo:font-weight="bold" style:font-weight-asian="bold" style:font-weight-complex="bold"/>
    </style:style>
    <style:style style:name="P67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68" style:parent-style-name="Normal" style:family="paragraph">
      <style:text-properties style:font-name-asian="MS Mincho"/>
    </style:style>
    <style:style style:name="P69" style:parent-style-name="Normal" style:family="paragraph">
      <style:text-properties style:font-name-asian="MS Mincho"/>
    </style:style>
    <style:style style:name="P70" style:parent-style-name="Normal" style:family="paragraph">
      <style:text-properties style:font-name-asian="MS Mincho"/>
    </style:style>
    <style:style style:name="P71" style:parent-style-name="Normal" style:family="paragraph">
      <style:text-properties style:font-name-asian="MS Mincho"/>
    </style:style>
    <style:style style:name="P72" style:parent-style-name="Normal" style:family="paragraph">
      <style:text-properties style:font-name-asian="MS Mincho"/>
    </style:style>
    <style:style style:name="T73" style:parent-style-name="Policepardéfaut" style:family="text">
      <style:text-properties style:font-name-asian="MS Mincho"/>
    </style:style>
    <style:style style:name="T74" style:parent-style-name="Policepardéfaut" style:family="text">
      <style:text-properties style:font-name-asian="MS Mincho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5" style:parent-style-name="Normal" style:family="paragraph">
      <style:text-properties style:font-name-asian="MS Mincho"/>
    </style:style>
    <style:style style:name="P76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77" style:parent-style-name="Normal" style:family="paragraph">
      <style:text-properties style:font-name-asian="MS Mincho"/>
    </style:style>
    <style:style style:name="P78" style:parent-style-name="Normal" style:family="paragraph">
      <style:text-properties style:font-name-asian="MS Mincho"/>
    </style:style>
    <style:style style:name="P79" style:parent-style-name="Normal" style:family="paragraph">
      <style:text-properties style:font-name-asian="MS Mincho"/>
    </style:style>
    <style:style style:name="P80" style:parent-style-name="Normal" style:family="paragraph">
      <style:text-properties style:font-name-asian="MS Mincho"/>
    </style:style>
    <style:style style:name="P81" style:parent-style-name="Normal" style:family="paragraph">
      <style:text-properties style:font-name-asian="MS Mincho"/>
    </style:style>
    <style:style style:name="P82" style:parent-style-name="Normal" style:family="paragraph">
      <style:text-properties style:font-name-asian="MS Mincho"/>
    </style:style>
    <style:style style:name="P83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84" style:parent-style-name="Normal" style:family="paragraph">
      <style:text-properties style:font-name-asian="MS Mincho"/>
    </style:style>
    <style:style style:name="P85" style:parent-style-name="Normal" style:family="paragraph">
      <style:text-properties style:font-name-asian="MS Mincho"/>
    </style:style>
    <style:style style:name="P86" style:parent-style-name="Normal" style:family="paragraph">
      <style:text-properties style:font-name-asian="MS Mincho"/>
    </style:style>
    <style:style style:name="P87" style:parent-style-name="Normal" style:family="paragraph">
      <style:text-properties style:font-name-asian="MS Mincho"/>
    </style:style>
    <style:style style:name="P88" style:parent-style-name="Normal" style:family="paragraph">
      <style:text-properties style:font-name-asian="MS Mincho"/>
    </style:style>
    <style:style style:name="P89" style:parent-style-name="Normal" style:family="paragraph">
      <style:text-properties style:font-name-asian="MS Mincho"/>
    </style:style>
    <style:style style:name="P90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91" style:parent-style-name="Normal" style:family="paragraph">
      <style:text-properties style:font-name-asian="MS Mincho"/>
    </style:style>
    <style:style style:name="P92" style:parent-style-name="Normal" style:family="paragraph">
      <style:text-properties style:font-name-asian="MS Mincho"/>
    </style:style>
    <style:style style:name="P93" style:parent-style-name="Normal" style:family="paragraph">
      <style:text-properties style:font-name-asian="MS Mincho"/>
    </style:style>
    <style:style style:name="P94" style:parent-style-name="Normal" style:family="paragraph">
      <style:text-properties style:font-name-asian="MS Mincho"/>
    </style:style>
    <style:style style:name="P95" style:parent-style-name="Normal" style:family="paragraph">
      <style:text-properties style:font-name-asian="MS Mincho"/>
    </style:style>
    <style:style style:name="P96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97" style:parent-style-name="Normal" style:family="paragraph">
      <style:text-properties style:font-name-asian="MS Mincho"/>
    </style:style>
    <style:style style:name="P98" style:parent-style-name="Normal" style:family="paragraph">
      <style:text-properties style:font-name-asian="MS Mincho"/>
    </style:style>
    <style:style style:name="P99" style:parent-style-name="Normal" style:family="paragraph">
      <style:text-properties style:font-name-asian="MS Mincho"/>
    </style:style>
    <style:style style:name="P100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101" style:parent-style-name="Normal" style:family="paragraph">
      <style:text-properties style:font-name-asian="MS Mincho"/>
    </style:style>
    <style:style style:name="P102" style:parent-style-name="Normal" style:family="paragraph">
      <style:text-properties style:font-name-asian="MS Mincho"/>
    </style:style>
    <style:style style:name="P103" style:parent-style-name="Normal" style:family="paragraph">
      <style:text-properties style:font-name-asian="MS Mincho"/>
    </style:style>
    <style:style style:name="P104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105" style:parent-style-name="Normal" style:family="paragraph">
      <style:text-properties style:font-name-asian="MS Mincho"/>
    </style:style>
    <style:style style:name="P106" style:parent-style-name="Normal" style:family="paragraph">
      <style:text-properties style:font-name-asian="MS Mincho"/>
    </style:style>
    <style:style style:name="P107" style:parent-style-name="Normal" style:family="paragraph">
      <style:text-properties style:font-name-asian="MS Mincho"/>
    </style:style>
    <style:style style:name="P108" style:parent-style-name="Normal" style:family="paragraph">
      <style:text-properties style:font-name-asian="MS Mincho" style:text-underline-type="single" style:text-underline-style="solid" style:text-underline-width="auto" style:text-underline-mode="continuous"/>
    </style:style>
    <style:style style:name="P109" style:parent-style-name="Normal" style:family="paragraph">
      <style:text-properties style:font-name-asian="MS Mincho"/>
    </style:style>
    <style:style style:name="P110" style:parent-style-name="Normal" style:family="paragraph">
      <style:text-properties style:font-name-asian="MS Mincho"/>
    </style:style>
    <style:style style:name="P111" style:parent-style-name="Normal" style:family="paragraph">
      <style:text-properties style:font-name-asian="MS Mincho"/>
    </style:style>
    <style:style style:name="P112" style:parent-style-name="Normal" style:family="paragraph">
      <style:text-properties style:font-name-asian="MS Mincho"/>
    </style:style>
    <style:style style:name="P113" style:parent-style-name="Normal" style:family="paragraph">
      <style:text-properties style:font-name-asian="MS Mincho"/>
    </style:style>
    <style:style style:name="P114" style:parent-style-name="Normal" style:family="paragraph">
      <style:text-properties style:font-name-asian="MS Mincho"/>
    </style:style>
    <style:style style:name="P115" style:parent-style-name="Normal" style:family="paragraph">
      <style:text-properties style:font-name-asian="MS Mincho"/>
    </style:style>
    <style:style style:name="P116" style:parent-style-name="Normal" style:family="paragraph">
      <style:text-properties style:font-name-asian="MS Mincho"/>
    </style:style>
    <style:style style:name="P117" style:parent-style-name="Normal" style:family="paragraph">
      <style:text-properties style:font-name-asian="MS Mincho"/>
    </style:style>
    <style:style style:name="P118" style:parent-style-name="Normal" style:family="paragraph">
      <style:text-properties style:font-name-asian="MS Mincho"/>
    </style:style>
    <style:style style:name="P119" style:parent-style-name="Normal" style:family="paragraph">
      <style:text-properties style:font-name-asian="MS Mincho"/>
    </style:style>
    <style:style style:name="P120" style:parent-style-name="Normal" style:family="paragraph">
      <style:text-properties style:font-name-asian="MS Mincho" fo:font-weight="bold" style:font-weight-asian="bold" style:font-weight-complex="bold"/>
    </style:style>
    <style:style style:name="P121" style:parent-style-name="Normal" style:family="paragraph">
      <style:text-properties style:font-name-asian="MS Mincho" fo:font-weight="bold" style:font-weight-asian="bold" style:font-weight-complex="bold"/>
    </style:style>
    <style:style style:name="P122" style:parent-style-name="Normal" style:family="paragraph">
      <style:text-properties style:font-name-asian="MS Mincho"/>
    </style:style>
    <style:style style:name="P123" style:parent-style-name="Normal" style:family="paragraph">
      <style:text-properties style:font-name-asian="MS Mincho"/>
    </style:style>
    <style:style style:name="P124" style:parent-style-name="Normal" style:family="paragraph">
      <style:text-properties style:font-name-asian="MS Mincho"/>
    </style:style>
    <style:style style:name="P125" style:parent-style-name="Normal" style:family="paragraph">
      <style:text-properties style:font-name-asian="MS Mincho" fo:language="en" fo:country="US"/>
    </style:style>
    <style:style style:name="P126" style:parent-style-name="Normal" style:family="paragraph">
      <style:text-properties style:font-name-asian="MS Mincho" fo:language="en" fo:country="US"/>
    </style:style>
    <style:style style:name="P127" style:parent-style-name="Normal" style:family="paragraph">
      <style:text-properties style:font-name-asian="MS Mincho"/>
    </style:style>
    <style:style style:name="P128" style:parent-style-name="Normal" style:family="paragraph">
      <style:text-properties style:font-name-asian="MS Mincho"/>
    </style:style>
    <style:style style:name="P129" style:parent-style-name="Normal" style:family="paragraph">
      <style:text-properties style:font-name-asian="MS Mincho" fo:font-weight="bold" style:font-weight-asian="bold" style:font-weight-complex="bold"/>
    </style:style>
    <style:style style:name="P130" style:parent-style-name="Normal" style:family="paragraph">
      <style:text-properties style:font-name-asian="MS Mincho" fo:font-weight="bold" style:font-weight-asian="bold" style:font-weight-complex="bold"/>
    </style:style>
    <style:style style:name="P131" style:parent-style-name="Normal" style:family="paragraph">
      <style:text-properties style:font-name-asian="MS Mincho" fo:language="en" fo:country="US"/>
    </style:style>
    <style:style style:name="P132" style:parent-style-name="Normal" style:family="paragraph">
      <style:text-properties style:font-name-asian="MS Mincho" fo:language="en" fo:country="US"/>
    </style:style>
    <style:style style:name="P133" style:parent-style-name="Normal" style:family="paragraph">
      <style:text-properties style:font-name-asian="MS Mincho" fo:language="en" fo:country="US"/>
    </style:style>
    <style:style style:name="P134" style:parent-style-name="Normal" style:family="paragraph">
      <style:text-properties style:font-name-asian="MS Mincho"/>
    </style:style>
    <style:style style:name="P135" style:parent-style-name="Normal" style:family="paragraph">
      <style:text-properties style:font-name-asian="MS Mincho" fo:font-weight="bold" style:font-weight-asian="bold" style:font-weight-complex="bold"/>
    </style:style>
    <style:style style:name="P136" style:parent-style-name="Normal" style:family="paragraph">
      <style:text-properties style:font-name-asian="MS Mincho" fo:font-weight="bold" style:font-weight-asian="bold" style:font-weight-complex="bold"/>
    </style:style>
    <style:style style:name="P137" style:parent-style-name="Normal" style:family="paragraph">
      <style:text-properties style:font-name-asian="MS Mincho"/>
    </style:style>
    <style:style style:name="T138" style:parent-style-name="Policepardéfaut" style:family="text">
      <style:text-properties style:font-name-asian="MS Mincho"/>
    </style:style>
  </office:automatic-styles>
  <office:body>
    <office:text text:use-soft-page-breaks="true">
      <text:p text:style-name="P1"><text:span text:style-name="T24">Touiteur</text:span><text:span text:style-name="T25">User(</text:span><text:span text:style-name="T26">idUser</text:span><text:span text:style-name="T27">, name, fullname, email,<text:s/></text:span><text:span text:style-name="T28">role,<text:s/></text:span><text:span text:style-name="T29">password)</text:span></text:p>
      <text:p text:style-name="Normal"><text:span text:style-name="T30">Touit(</text:span><text:span text:style-name="T31">idTouit</text:span><text:span text:style-name="T32">,<text:s/></text:span><text:span text:style-name="T33">idUser</text:span><text:span text:style-name="T34">, text, date, note)</text:span></text:p>
      <text:p text:style-name="Normal"><text:span text:style-name="T35">Tag(</text:span><text:span text:style-name="T36">idTag</text:span><text:span text:style-name="T37">, tagName,<text:s/></text:span><text:span text:style-name="T38">description,<text:s/></text:span><text:span text:style-name="T39">nbUsage)</text:span></text:p>
      <text:p text:style-name="Normal"><text:span text:style-name="T40">Image(</text:span><text:span text:style-name="T41">idImage</text:span><text:span text:style-name="T42">, altImage, imagePath,<text:s/></text:span><text:span text:style-name="T43">idTouit</text:span><text:span text:style-name="T44">)</text:span></text:p>
      <text:p text:style-name="Normal"><text:span text:style-name="T45">FollowUser(</text:span><text:span text:style-name="T46">idUser</text:span><text:span text:style-name="T47">,<text:s/></text:span><text:span text:style-name="T48">idFollower</text:span><text:span text:style-name="T49">) //association</text:span></text:p>
      <text:p text:style-name="Normal"><text:span text:style-name="T50">FollowTag(</text:span><text:span text:style-name="T51">idTag</text:span><text:span text:style-name="T52">,<text:s/></text:span><text:span text:style-name="T53">idFollower</text:span><text:span text:style-name="T54">) //association</text:span></text:p>
      <text:p text:style-name="Normal"><text:span text:style-name="T55">TouitTag(</text:span><text:span text:style-name="T56">idTouit</text:span><text:span text:style-name="T57">,<text:s/></text:span><text:span text:style-name="T58">idTag</text:span><text:span text:style-name="T59">) //association</text:span></text:p>
      <text:p text:style-name="Normal"><text:span text:style-name="T60">VoteTouit(</text:span><text:span text:style-name="T61">idTouit</text:span><text:span text:style-name="T62">,<text:s/></text:span><text:span text:style-name="T63">idUser</text:span><text:span text:style-name="T64">, eval) //association</text:span></text:p>
      <text:p text:style-name="P65"/>
      <text:p text:style-name="P66">Dictionnaire des données</text:p>
      <text:p text:style-name="P67">Utilisateur :</text:p>
      <text:p text:style-name="P68">iduti : identifiant de l'utilisateur (clé primaire)</text:p>
      <text:p text:style-name="P69">role<text:s/>: le statut de l’utilisateur (admin , inscrit ou lambda)<text:s/>représenté par un nombre</text:p>
      <text:p text:style-name="P70">Nom : Nom de l'utilisateur</text:p>
      <text:p text:style-name="P71">Prénom : Prénom de l'utilisateur</text:p>
      <text:p text:style-name="P72">Email : Mail de l'utilisateur</text:p>
      <text:p text:style-name="Normal"><text:span text:style-name="T73">mdp : mot de passe de l'utilisateur<text:s/></text:span><text:span text:style-name="T74">(crypté)</text:span></text:p>
      <text:p text:style-name="P75"><text:s/></text:p>
      <text:p text:style-name="P76">Touit :<text:s/></text:p>
      <text:p text:style-name="P77">idtouit : identifiant du touit (clé primaire)</text:p>
      <text:p text:style-name="P78">iduti : identifiant de l'auteur du touit (clé etranger référence : Utilisateur)</text:p>
      <text:p text:style-name="P79">text : Le Touit<text:s/></text:p>
      <text:p text:style-name="P80">Date : Date de publication du touit</text:p>
      <text:p text:style-name="P81">Note : Note du touite</text:p>
      <text:p text:style-name="P82"><text:s/></text:p>
      <text:p text:style-name="P83">Tag :</text:p>
      <text:p text:style-name="P84">idtag : identifiant du tag (clé primaire)</text:p>
      <text:p text:style-name="P85">Libellé : Nom du tag</text:p>
      <text:p text:style-name="P86">Description : la description du tag</text:p>
      <text:p text:style-name="P87">nbUtilisation : Nombre de fois que le touite à été utilisé</text:p>
      <text:p text:style-name="P88"><text:s/></text:p>
      <text:p text:style-name="P89"/>
      <text:p text:style-name="P90">Image :</text:p>
      <text:p text:style-name="P91">idimg : identifiant de l'image (clé primaire)</text:p>
      <text:p text:style-name="P92">AltImage<text:s/>:<text:s/>description écrire à la place de l’image si elle ne charge pas</text:p>
      <text:p text:style-name="P93">Chemin : chemin d'accès vers l'image</text:p>
      <text:p text:style-name="P94">idtouit : identifiant du touit associé à l'image (clé étranger référence : Touit)</text:p>
      <text:p text:style-name="P95"><text:s/></text:p>
      <text:p text:style-name="P96">Suivi :</text:p>
      <text:p text:style-name="P97">idUtilisateur<text:s/>:<text:s/>identifiant du suivi (clé primaire) (clé étranger référence : Utilisateur)</text:p>
      <text:p text:style-name="P98">idSuiveur<text:s/>:<text:s/>identifiant du suiveur (clé primaire) (clé étranger référence : Utilisateur)</text:p>
      <text:p text:style-name="P99"><text:s/></text:p>
      <text:p text:style-name="P100">SuiviTag :</text:p>
      <text:p text:style-name="P101">idtag : identifiant du tag suivi (clé primaire) (clé étranger référence : Tag)</text:p>
      <text:p text:style-name="P102">idSuiveur<text:s/>: identifiant du suiveur (clé primaire) (clé étranger référence : Utilisateur)</text:p>
      <text:p text:style-name="P103"/>
      <text:p text:style-name="P104">TouitTag :</text:p>
      <text:p text:style-name="P105">idtouit : identifiant du touit (clé primaire) (clé étranger référence : Touit)</text:p>
      <text:p text:style-name="P106">idtag : identifiant du tag associé (clé primaire) (clé étranger référence : Tag)</text:p>
      <text:p text:style-name="P107"><text:s/></text:p>
      <text:p text:style-name="P108">VoteTouit<text:s/>:</text:p>
      <text:p text:style-name="P109">idtouit : identifiant du touit liker (clé primaire) (clé étranger référence : Touit )</text:p>
      <text:p text:style-name="P110">iduti : identifiant du likeur (clé<text:s/><text:bookmark-start text:name="_Int_Gwevnjkz"/>primaire) <text:s/>(<text:bookmark-end text:name="_Int_Gwevnjkz"/>clé étranger référence : Utilisateur)</text:p>
      <text:p text:style-name="P111">eval : booléen d’évaluation du touite, VRAI si positif, FAUX si négatif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soft-page-break/>
      <text:p text:style-name="P120">Dépendances fonctionnelles</text:p>
      <text:p text:style-name="P121"/>
      <text:p text:style-name="P122">idUser -&gt; name, fullname, email, role, password</text:p>
      <text:p text:style-name="P123">idTouit -&gt; idUser, text, date, note</text:p>
      <text:p text:style-name="P124">idTag -&gt; tagName, nbUsage</text:p>
      <text:p text:style-name="P125">image -&gt; idImage, altImage, imagePath, idTouit</text:p>
      <text:p text:style-name="P126">idUser &lt;-&gt; idFollower</text:p>
      <text:p text:style-name="P127">idTouit &lt;-&gt; idTag</text:p>
      <text:p text:style-name="P128">(idTouit, idUser) -&gt; eval</text:p>
      <text:p text:style-name="P129"/>
      <text:p text:style-name="P130">Clés minimales</text:p>
      <text:p text:style-name="P131">(idUser, idTouit)</text:p>
      <text:p text:style-name="P132">(idUser, idTag)</text:p>
      <text:p text:style-name="P133">(idFollower, idTouit)</text:p>
      <text:p text:style-name="P134">(idFollower, idTag)</text:p>
      <text:p text:style-name="P135"/>
      <text:p text:style-name="P136">Formes normales<text:s/></text:p>
      <text:p text:style-name="P137">2NF : aucune clès primaire n'a de dépendance fonctionnelle sur un de ses attributs</text:p>
      <text:p text:style-name="Normal"><text:span text:style-name="T138">3NF : aucun attribut non clès n'est dépendant d'attribut non clè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Car" style:display-name="En-tête Car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-tête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-tête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-tête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-tête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En-tête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ryann becker</meta:initial-creator>
    <dc:creator>Adrien Naigeon</dc:creator>
    <meta:creation-date>2023-11-06T16:07:00Z</meta:creation-date>
    <dc:date>2023-11-07T08:01:00Z</dc:date>
    <meta:template xlink:href="Normal.dotm" xlink:type="simple"/>
    <meta:editing-cycles>9</meta:editing-cycles>
    <meta:editing-duration>PT3240S</meta:editing-duration>
    <meta:document-statistic meta:page-count="3" meta:paragraph-count="5" meta:word-count="403" meta:character-count="2617" meta:row-count="18" meta:non-whitespace-character-count="2219"/>
  </office:meta>
</office:document-meta>
</file>